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084E073CCD4.png" manifest:media-type="image/png"/>
  <manifest:file-entry manifest:full-path="Pictures/100000010000023700000084F3DB641A.png" manifest:media-type="image/png"/>
  <manifest:file-entry manifest:full-path="Pictures/100000010000022600000056E01C1E82.png" manifest:media-type="image/png"/>
  <manifest:file-entry manifest:full-path="Pictures/1000000100000254000000B122EE3A36.png" manifest:media-type="image/png"/>
  <manifest:file-entry manifest:full-path="Pictures/1000000100000254000000C4B51F6C71.png" manifest:media-type="image/png"/>
  <manifest:file-entry manifest:full-path="Pictures/100000010000026700000066CAB719B8.png" manifest:media-type="image/png"/>
  <manifest:file-entry manifest:full-path="Pictures/100000010000023A0000006E90322271.png" manifest:media-type="image/png"/>
  <manifest:file-entry manifest:full-path="Pictures/1000000100000254000000B15590C1C0.png" manifest:media-type="image/png"/>
  <manifest:file-entry manifest:full-path="Pictures/100000010000023D0000009F8C91B526.png" manifest:media-type="image/png"/>
  <manifest:file-entry manifest:full-path="Pictures/100000010000025B000000CF39BA2501.png" manifest:media-type="image/png"/>
  <manifest:file-entry manifest:full-path="Pictures/100000010000024F00000090529EE76E.png" manifest:media-type="image/png"/>
  <manifest:file-entry manifest:full-path="Pictures/1000000100000264000000985EECEDC0.png" manifest:media-type="image/png"/>
  <manifest:file-entry manifest:full-path="Pictures/1000000100000247000000CDBBD00F0B.png" manifest:media-type="image/png"/>
  <manifest:file-entry manifest:full-path="Pictures/1000000100000246000000A65E0D39CF.png" manifest:media-type="image/png"/>
  <manifest:file-entry manifest:full-path="Pictures/1000000100000244000000C0085012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16.268cm" svg:height="2.699cm" draw:z-index="0"><draw:image xlink:href="Pictures/100000010000026700000066CAB719B8.png" xlink:type="simple" xlink:show="embed" xlink:actuate="onLoad" draw:mime-type="image/png"/></draw:frame></text:p>
      <text:p text:style-name="Standard"><text:s/></text:p>
      <text:p text:style-name="Standard"/>
      <text:p text:style-name="Standard"><draw:frame draw:style-name="fr1" draw:name="Image2" text:anchor-type="char" svg:width="15.767cm" svg:height="4.681cm" draw:z-index="1"><draw:image xlink:href="Pictures/1000000100000254000000B122EE3A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/><draw:frame draw:style-name="fr1" draw:name="Image3" text:anchor-type="char" svg:width="15.767cm" svg:height="4.681cm" draw:z-index="2"><draw:image xlink:href="Pictures/1000000100000254000000B15590C1C0.png" xlink:type="simple" xlink:show="embed" xlink:actuate="onLoad" draw:mime-type="image/png"/></draw:frame><text:s/></text:p>
      <text:p text:style-name="Standard"/>
      <text:p text:style-name="Standard"><draw:frame draw:style-name="fr1" draw:name="Image4" text:anchor-type="char" svg:width="15.079cm" svg:height="2.91cm" draw:z-index="3"><draw:image xlink:href="Pictures/100000010000023A0000006E90322271.png" xlink:type="simple" xlink:show="embed" xlink:actuate="onLoad" draw:mime-type="image/png"/></draw:frame><text:s/></text:p>
      <text:p text:style-name="Standard"><draw:frame draw:style-name="fr1" draw:name="Image5" text:anchor-type="char" svg:width="15.633cm" svg:height="3.808cm" draw:z-index="4"><draw:image xlink:href="Pictures/100000010000024F00000090529EE76E.png" xlink:type="simple" xlink:show="embed" xlink:actuate="onLoad" draw:mime-type="image/png"/></draw:frame><text:s/></text:p>
      <text:p text:style-name="Standard"><text:soft-page-break/></text:p>
      <text:p text:style-name="Standard"/>
      <text:p text:style-name="Standard"><draw:frame draw:style-name="fr1" draw:name="Image6" text:anchor-type="char" svg:width="15.423cm" svg:height="5.422cm" draw:z-index="5"><draw:image xlink:href="Pictures/1000000100000247000000CDBBD00F0B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7" text:anchor-type="char" svg:width="15.953cm" svg:height="5.477cm" draw:z-index="6"><draw:image xlink:href="Pictures/100000010000025B000000CF39BA2501.png" xlink:type="simple" xlink:show="embed" xlink:actuate="onLoad" draw:mime-type="image/png"/></draw:frame><text:s/></text:p>
      <text:p text:style-name="Standard"/>
      <text:p text:style-name="Standard"><draw:frame draw:style-name="fr1" draw:name="Image8" text:anchor-type="char" svg:width="16.191cm" svg:height="4.022cm" draw:z-index="7"><draw:image xlink:href="Pictures/1000000100000264000000985EECEDC0.png" xlink:type="simple" xlink:show="embed" xlink:actuate="onLoad" draw:mime-type="image/png"/></draw:frame><text:s/></text:p>
      <text:p text:style-name="Standard"/>
      <text:p text:style-name="Standard"><draw:frame draw:style-name="fr1" draw:name="Image9" text:anchor-type="char" svg:width="15.767cm" svg:height="5.186cm" draw:z-index="8"><draw:image xlink:href="Pictures/1000000100000254000000C4B51F6C71.png" xlink:type="simple" xlink:show="embed" xlink:actuate="onLoad" draw:mime-type="image/png"/></draw:frame><text:s/></text:p>
      <text:p text:style-name="Standard"/>
      <text:p text:style-name="Standard"><draw:frame draw:style-name="fr1" draw:name="Image10" text:anchor-type="char" svg:width="15.395cm" svg:height="4.39cm" draw:z-index="9"><draw:image xlink:href="Pictures/1000000100000246000000A65E0D39CF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><draw:frame draw:style-name="fr1" draw:name="Image11" text:anchor-type="char" svg:width="15.342cm" svg:height="5.078cm" draw:z-index="10"><draw:image xlink:href="Pictures/1000000100000244000000C0085012C9.png" xlink:type="simple" xlink:show="embed" xlink:actuate="onLoad" draw:mime-type="image/png"/></draw:frame><text:s/></text:p>
      <text:p text:style-name="Standard"/>
      <text:p text:style-name="Standard"><draw:frame draw:style-name="fr1" draw:name="Image12" text:anchor-type="char" svg:width="15.159cm" svg:height="4.207cm" draw:z-index="11"><draw:image xlink:href="Pictures/100000010000023D0000009F8C91B526.png" xlink:type="simple" xlink:show="embed" xlink:actuate="onLoad" draw:mime-type="image/png"/></draw:frame><text:s/></text:p>
      <text:p text:style-name="Standard"/>
      <text:p text:style-name="Standard"><draw:frame draw:style-name="fr1" draw:name="Image13" text:anchor-type="char" svg:width="14.55cm" svg:height="2.275cm" draw:z-index="12"><draw:image xlink:href="Pictures/100000010000022600000056E01C1E82.png" xlink:type="simple" xlink:show="embed" xlink:actuate="onLoad" draw:mime-type="image/png"/></draw:frame><text:s/></text:p>
      <text:p text:style-name="Standard"/>
      <text:p text:style-name="Standard"><draw:frame draw:style-name="fr1" draw:name="Image14" text:anchor-type="char" svg:width="15cm" svg:height="3.493cm" draw:z-index="13"><draw:image xlink:href="Pictures/100000010000023700000084F3DB641A.png" xlink:type="simple" xlink:show="embed" xlink:actuate="onLoad" draw:mime-type="image/png"/></draw:frame><text:s/></text:p>
      <text:p text:style-name="Standard"/>
      <text:p text:style-name="Standard"><text:soft-page-break/></text:p>
      <text:p text:style-name="Standard"><draw:frame draw:style-name="fr1" draw:name="Image15" text:anchor-type="char" svg:width="15cm" svg:height="3.493cm" draw:z-index="14"><draw:image xlink:href="Pictures/100000010000023700000084E073CCD4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22:53:51.962977449</meta:creation-date>
    <dc:date>2024-12-22T22:58:47.221374259</dc:date>
    <meta:editing-duration>PT4M56S</meta:editing-duration>
    <meta:editing-cycles>1</meta:editing-cycles>
    <meta:document-statistic meta:table-count="0" meta:image-count="15" meta:object-count="0" meta:page-count="4" meta:paragraph-count="14" meta:word-count="0" meta:character-count="15" meta:non-whitespace-character-count="0"/>
    <meta:generator>LibreOffice/24.2.7.2$Linux_X86_64 LibreOffice_project/420$Build-2</meta:generator>
  </office:meta>
</office:document-meta>
</file>